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8.415cm" svg:height="1.27cm" svg:x="1.635cm" svg:y="1.63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8.415cm" svg:height="1.27cm" svg:x="1.635cm" svg:y="2.9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18.415cm" svg:height="1.27cm" svg:x="1.635cm" svg:y="4.1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8.415cm" svg:height="1.27cm" svg:x="1.635cm" svg:y="5.4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18.415cm" svg:height="1.27cm" svg:x="1.636cm" svg:y="1.6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8.415cm" svg:height="1.27cm" svg:x="1.636cm" svg:y="2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18.415cm" svg:height="1.27cm" svg:x="1.635cm" svg:y="6.71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8.415cm" svg:height="1.27cm" svg:x="1.635cm" svg:y="7.9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18.415cm" svg:height="1.27cm" svg:x="1.635cm" svg:y="9.25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8.415cm" svg:height="1.27cm" svg:x="1.635cm" svg:y="10.5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18.415cm" svg:height="1.27cm" svg:x="1.635cm" svg:y="11.79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8.415cm" svg:height="1.27cm" svg:x="1.635cm" svg:y="13.0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18.415cm" svg:height="1.27cm" svg:x="1.635cm" svg:y="14.33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8.415cm" svg:height="1.27cm" svg:x="1.635cm" svg:y="15.60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27cm" svg:height="1.269cm" svg:x="3.54cm" svg:y="2.905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2" draw:text-style-name="P1" draw:layer="layout" svg:width="1.27cm" svg:height="1.271cm" svg:x="3.54cm" svg:y="1.634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g>
            <draw:custom-shape draw:style-name="gr1" draw:text-style-name="P1" draw:layer="layout" svg:width="1.27cm" svg:height="1.269cm" svg:x="3.54cm" svg:y="5.445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2" draw:text-style-name="P1" draw:layer="layout" svg:width="1.27cm" svg:height="1.271cm" svg:x="3.54cm" svg:y="4.174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g>
            <draw:custom-shape draw:style-name="gr1" draw:text-style-name="P1" draw:layer="layout" svg:width="1.27cm" svg:height="1.269cm" svg:x="3.54cm" svg:y="7.985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2" draw:text-style-name="P1" draw:layer="layout" svg:width="1.27cm" svg:height="1.271cm" svg:x="3.54cm" svg:y="6.714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g>
            <draw:custom-shape draw:style-name="gr1" draw:text-style-name="P1" draw:layer="layout" svg:width="1.27cm" svg:height="1.269cm" svg:x="3.54cm" svg:y="10.525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2" draw:text-style-name="P1" draw:layer="layout" svg:width="1.27cm" svg:height="1.271cm" svg:x="3.54cm" svg:y="9.254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g>
            <draw:custom-shape draw:style-name="gr1" draw:text-style-name="P1" draw:layer="layout" svg:width="1.27cm" svg:height="1.269cm" svg:x="3.54cm" svg:y="13.065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2" draw:text-style-name="P1" draw:layer="layout" svg:width="1.27cm" svg:height="1.271cm" svg:x="3.54cm" svg:y="11.794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g>
            <draw:custom-shape draw:style-name="gr1" draw:text-style-name="P1" draw:layer="layout" svg:width="1.27cm" svg:height="1.269cm" svg:x="3.54cm" svg:y="15.605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2" draw:text-style-name="P1" draw:layer="layout" svg:width="1.27cm" svg:height="1.271cm" svg:x="3.54cm" svg:y="14.334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</draw:g>
        <draw:g>
          <draw:g>
            <draw:custom-shape draw:style-name="gr1" draw:text-style-name="P1" draw:layer="layout" svg:width="1.27cm" svg:height="1.269cm" svg:x="6.715cm" svg:y="2.905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2" draw:text-style-name="P1" draw:layer="layout" svg:width="1.27cm" svg:height="1.271cm" svg:x="6.715cm" svg:y="1.634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g>
            <draw:custom-shape draw:style-name="gr1" draw:text-style-name="P1" draw:layer="layout" svg:width="1.27cm" svg:height="1.269cm" svg:x="6.715cm" svg:y="5.445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2" draw:text-style-name="P1" draw:layer="layout" svg:width="1.27cm" svg:height="1.271cm" svg:x="6.715cm" svg:y="4.174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g>
            <draw:custom-shape draw:style-name="gr1" draw:text-style-name="P1" draw:layer="layout" svg:width="1.27cm" svg:height="1.269cm" svg:x="6.715cm" svg:y="7.985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2" draw:text-style-name="P1" draw:layer="layout" svg:width="1.27cm" svg:height="1.271cm" svg:x="6.715cm" svg:y="6.714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g>
            <draw:custom-shape draw:style-name="gr1" draw:text-style-name="P1" draw:layer="layout" svg:width="1.27cm" svg:height="1.269cm" svg:x="6.715cm" svg:y="10.525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2" draw:text-style-name="P1" draw:layer="layout" svg:width="1.27cm" svg:height="1.271cm" svg:x="6.715cm" svg:y="9.254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g>
            <draw:custom-shape draw:style-name="gr1" draw:text-style-name="P1" draw:layer="layout" svg:width="1.27cm" svg:height="1.269cm" svg:x="6.715cm" svg:y="13.065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2" draw:text-style-name="P1" draw:layer="layout" svg:width="1.27cm" svg:height="1.271cm" svg:x="6.715cm" svg:y="11.794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g>
            <draw:custom-shape draw:style-name="gr1" draw:text-style-name="P1" draw:layer="layout" svg:width="1.27cm" svg:height="1.269cm" svg:x="6.715cm" svg:y="15.605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2" draw:text-style-name="P1" draw:layer="layout" svg:width="1.27cm" svg:height="1.271cm" svg:x="6.715cm" svg:y="14.334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</draw:g>
        <draw:g>
          <draw:g>
            <draw:custom-shape draw:style-name="gr1" draw:text-style-name="P1" draw:layer="layout" svg:width="1.27cm" svg:height="1.269cm" svg:x="9.89cm" svg:y="2.905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2" draw:text-style-name="P1" draw:layer="layout" svg:width="1.27cm" svg:height="1.271cm" svg:x="9.89cm" svg:y="1.634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g>
            <draw:custom-shape draw:style-name="gr1" draw:text-style-name="P1" draw:layer="layout" svg:width="1.27cm" svg:height="1.269cm" svg:x="9.89cm" svg:y="5.445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2" draw:text-style-name="P1" draw:layer="layout" svg:width="1.27cm" svg:height="1.271cm" svg:x="9.89cm" svg:y="4.174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g>
            <draw:custom-shape draw:style-name="gr1" draw:text-style-name="P1" draw:layer="layout" svg:width="1.27cm" svg:height="1.269cm" svg:x="9.89cm" svg:y="7.985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2" draw:text-style-name="P1" draw:layer="layout" svg:width="1.27cm" svg:height="1.271cm" svg:x="9.89cm" svg:y="6.714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g>
            <draw:custom-shape draw:style-name="gr1" draw:text-style-name="P1" draw:layer="layout" svg:width="1.27cm" svg:height="1.269cm" svg:x="9.89cm" svg:y="10.525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2" draw:text-style-name="P1" draw:layer="layout" svg:width="1.27cm" svg:height="1.271cm" svg:x="9.89cm" svg:y="9.254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g>
            <draw:custom-shape draw:style-name="gr1" draw:text-style-name="P1" draw:layer="layout" svg:width="1.27cm" svg:height="1.269cm" svg:x="9.89cm" svg:y="13.065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2" draw:text-style-name="P1" draw:layer="layout" svg:width="1.27cm" svg:height="1.271cm" svg:x="9.89cm" svg:y="11.794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g>
            <draw:custom-shape draw:style-name="gr1" draw:text-style-name="P1" draw:layer="layout" svg:width="1.27cm" svg:height="1.269cm" svg:x="9.89cm" svg:y="15.605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2" draw:text-style-name="P1" draw:layer="layout" svg:width="1.27cm" svg:height="1.271cm" svg:x="9.89cm" svg:y="14.334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</draw:g>
        <draw:g>
          <draw:g>
            <draw:custom-shape draw:style-name="gr1" draw:text-style-name="P1" draw:layer="layout" svg:width="1.27cm" svg:height="1.269cm" svg:x="13.065cm" svg:y="2.905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2" draw:text-style-name="P1" draw:layer="layout" svg:width="1.27cm" svg:height="1.271cm" svg:x="13.065cm" svg:y="1.634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g>
            <draw:custom-shape draw:style-name="gr1" draw:text-style-name="P1" draw:layer="layout" svg:width="1.27cm" svg:height="1.269cm" svg:x="13.065cm" svg:y="5.445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2" draw:text-style-name="P1" draw:layer="layout" svg:width="1.27cm" svg:height="1.271cm" svg:x="13.065cm" svg:y="4.174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g>
            <draw:custom-shape draw:style-name="gr1" draw:text-style-name="P1" draw:layer="layout" svg:width="1.27cm" svg:height="1.269cm" svg:x="13.065cm" svg:y="7.985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2" draw:text-style-name="P1" draw:layer="layout" svg:width="1.27cm" svg:height="1.271cm" svg:x="13.065cm" svg:y="6.714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g>
            <draw:custom-shape draw:style-name="gr1" draw:text-style-name="P1" draw:layer="layout" svg:width="1.27cm" svg:height="1.269cm" svg:x="13.065cm" svg:y="10.525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2" draw:text-style-name="P1" draw:layer="layout" svg:width="1.27cm" svg:height="1.271cm" svg:x="13.065cm" svg:y="9.254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g>
            <draw:custom-shape draw:style-name="gr1" draw:text-style-name="P1" draw:layer="layout" svg:width="1.27cm" svg:height="1.269cm" svg:x="13.065cm" svg:y="13.065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2" draw:text-style-name="P1" draw:layer="layout" svg:width="1.27cm" svg:height="1.271cm" svg:x="13.065cm" svg:y="11.794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g>
            <draw:custom-shape draw:style-name="gr1" draw:text-style-name="P1" draw:layer="layout" svg:width="1.27cm" svg:height="1.269cm" svg:x="13.065cm" svg:y="15.605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2" draw:text-style-name="P1" draw:layer="layout" svg:width="1.27cm" svg:height="1.271cm" svg:x="13.065cm" svg:y="14.334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</draw:g>
        <draw:g>
          <draw:g>
            <draw:custom-shape draw:style-name="gr1" draw:text-style-name="P1" draw:layer="layout" svg:width="1.27cm" svg:height="1.269cm" svg:x="16.24cm" svg:y="2.905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2" draw:text-style-name="P1" draw:layer="layout" svg:width="1.27cm" svg:height="1.271cm" svg:x="16.24cm" svg:y="1.634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g>
            <draw:custom-shape draw:style-name="gr1" draw:text-style-name="P1" draw:layer="layout" svg:width="1.27cm" svg:height="1.269cm" svg:x="16.24cm" svg:y="5.445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2" draw:text-style-name="P1" draw:layer="layout" svg:width="1.27cm" svg:height="1.271cm" svg:x="16.24cm" svg:y="4.174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g>
            <draw:custom-shape draw:style-name="gr1" draw:text-style-name="P1" draw:layer="layout" svg:width="1.27cm" svg:height="1.269cm" svg:x="16.24cm" svg:y="7.985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2" draw:text-style-name="P1" draw:layer="layout" svg:width="1.27cm" svg:height="1.271cm" svg:x="16.24cm" svg:y="6.714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g>
            <draw:custom-shape draw:style-name="gr1" draw:text-style-name="P1" draw:layer="layout" svg:width="1.27cm" svg:height="1.269cm" svg:x="16.24cm" svg:y="10.525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2" draw:text-style-name="P1" draw:layer="layout" svg:width="1.27cm" svg:height="1.271cm" svg:x="16.24cm" svg:y="9.254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g>
            <draw:custom-shape draw:style-name="gr1" draw:text-style-name="P1" draw:layer="layout" svg:width="1.27cm" svg:height="1.269cm" svg:x="16.24cm" svg:y="13.065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2" draw:text-style-name="P1" draw:layer="layout" svg:width="1.27cm" svg:height="1.271cm" svg:x="16.24cm" svg:y="11.794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g>
            <draw:custom-shape draw:style-name="gr1" draw:text-style-name="P1" draw:layer="layout" svg:width="1.27cm" svg:height="1.269cm" svg:x="16.24cm" svg:y="15.605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2" draw:text-style-name="P1" draw:layer="layout" svg:width="1.27cm" svg:height="1.271cm" svg:x="16.24cm" svg:y="14.334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</draw:g>
        <draw:g>
          <draw:g>
            <draw:custom-shape draw:style-name="gr1" draw:text-style-name="P1" draw:layer="layout" svg:width="1.27cm" svg:height="1.269cm" svg:x="19.32cm" svg:y="2.905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2" draw:text-style-name="P1" draw:layer="layout" svg:width="1.27cm" svg:height="1.271cm" svg:x="19.32cm" svg:y="1.634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g>
            <draw:custom-shape draw:style-name="gr1" draw:text-style-name="P1" draw:layer="layout" svg:width="1.27cm" svg:height="1.269cm" svg:x="19.32cm" svg:y="5.445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2" draw:text-style-name="P1" draw:layer="layout" svg:width="1.27cm" svg:height="1.271cm" svg:x="19.32cm" svg:y="4.174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g>
            <draw:custom-shape draw:style-name="gr1" draw:text-style-name="P1" draw:layer="layout" svg:width="1.27cm" svg:height="1.269cm" svg:x="19.32cm" svg:y="7.985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2" draw:text-style-name="P1" draw:layer="layout" svg:width="1.27cm" svg:height="1.271cm" svg:x="19.32cm" svg:y="6.714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g>
            <draw:custom-shape draw:style-name="gr1" draw:text-style-name="P1" draw:layer="layout" svg:width="1.27cm" svg:height="1.269cm" svg:x="19.32cm" svg:y="10.525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2" draw:text-style-name="P1" draw:layer="layout" svg:width="1.27cm" svg:height="1.271cm" svg:x="19.32cm" svg:y="9.254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g>
            <draw:custom-shape draw:style-name="gr1" draw:text-style-name="P1" draw:layer="layout" svg:width="1.27cm" svg:height="1.269cm" svg:x="19.32cm" svg:y="13.065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2" draw:text-style-name="P1" draw:layer="layout" svg:width="1.27cm" svg:height="1.271cm" svg:x="19.32cm" svg:y="11.794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g>
            <draw:custom-shape draw:style-name="gr1" draw:text-style-name="P1" draw:layer="layout" svg:width="1.27cm" svg:height="1.269cm" svg:x="19.32cm" svg:y="15.605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2" draw:text-style-name="P1" draw:layer="layout" svg:width="1.27cm" svg:height="1.271cm" svg:x="19.32cm" svg:y="14.334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tay Meiri</meta:initial-creator>
    <meta:creation-date>2011-01-08T17:27:27</meta:creation-date>
    <dc:date>2011-01-11T19:50:00</dc:date>
    <dc:creator>Etay Meiri</dc:creator>
    <meta:editing-duration>PT74H07M23S</meta:editing-duration>
    <meta:editing-cycles>1</meta:editing-cycles>
    <meta:document-statistic meta:object-count="135"/>
    <meta:generator>OpenOffice.org/3.2$Unix OpenOffice.org_project/320m19$Build-9505</meta:generator>
  </office:meta>
</office:document-meta>
</file>